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スキル番号</text:p>
          </table:table-cell>
          <table:table-cell office:value-type="string">
            <text:p>相性</text:p>
          </table:table-cell>
          <table:table-cell office:value-type="string">
            <text:p>種類</text:p>
          </table:table-cell>
          <table:table-cell office:value-type="string">
            <text:p>名前</text:p>
          </table:table-cell>
          <table:table-cell office:value-type="string">
            <text:p>威力</text:p>
          </table:table-cell>
          <table:table-cell office:value-type="string">
            <text:p>期待・最大値</text:p>
          </table:table-cell>
          <table:table-cell office:value-type="string">
            <text:p>命中</text:p>
          </table:table-cell>
          <table:table-cell office:value-type="string">
            <text:p>攻撃回数</text:p>
          </table:table-cell>
          <table:table-cell office:value-type="string">
            <text:p>一体最大</text:p>
          </table:table-cell>
          <table:table-cell office:value-type="string">
            <text:p>範囲</text:p>
          </table:table-cell>
          <table:table-cell office:value-type="string">
            <text:p>射程</text:p>
          </table:table-cell>
          <table:table-cell office:value-type="string">
            <text:p>タイプ</text:p>
          </table:table-cell>
          <table:table-cell office:value-type="string">
            <text:p>コスト</text:p>
          </table:table-cell>
          <table:table-cell office:value-type="string">
            <text:p>対象</text:p>
          </table:table-cell>
          <table:table-cell office:value-type="string">
            <text:p>付与異常</text:p>
          </table:table-cell>
          <table:table-cell office:value-type="string">
            <text:p>付与相性</text:p>
          </table:table-cell>
          <table:table-cell office:value-type="string">
            <text:p>付与率</text:p>
          </table:table-cell>
          <table:table-cell office:value-type="string">
            <text:p>ランク</text:p>
          </table:table-cell>
          <table:table-cell office:value-type="string">
            <text:p>ランクアップ先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ヤマオロシ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ヒートウェイブ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回転斬り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両腕落とし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唐竹割り</text:p>
          </table:table-cell>
          <table:table-cell table:number-columns-repeated="2" office:value-type="float" office:value="405">
            <text:p>405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虚空斬波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木っ端微塵斬り</text:p>
          </table:table-cell>
          <table:table-cell table:number-columns-repeated="2" office:value-type="float" office:value="335">
            <text:p>33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ベノンザッパー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イナズマ突き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デスバウンド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7">
            <text:p>17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利剣乱舞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二段突き</text:p>
          </table:table-cell>
          <table:table-cell office:value-type="float" office:value="145">
            <text:p>145</text:p>
          </table:table-cell>
          <table:table-cell office:value-type="float" office:value="290">
            <text:p>29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龍牙旋回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ツインスラッシュ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狼牙天誅斬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一文字斬り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剛切断</text:p>
          </table:table-cell>
          <table:table-cell table:number-columns-repeated="2" office:value-type="float" office:value="230">
            <text:p>2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ブレイブザッパー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天軍の剣</text:p>
          </table:table-cell>
          <table:table-cell office:value-type="float" office:value="195">
            <text:p>195</text:p>
          </table:table-cell>
          <table:table-cell office:value-type="float" office:value="390">
            <text:p>39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ロンギヌスコピー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ヨシツネ見参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4">
            <text:p>3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プララヤ</text:p>
          </table:table-cell>
          <table:table-cell table:number-columns-repeated="2" office:value-type="float" office:value="425">
            <text:p>42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剣撃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愛のムチ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九十九螺旋撃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九十九螺旋撃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浮月砕破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浮月砕破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龍牙旋回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灼熱車駕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灼熱車駕</text:p>
          </table:table-cell>
          <table:table-cell office:value-type="float" office:value="190">
            <text:p>190</text:p>
          </table:table-cell>
          <table:table-cell office:value-type="float" office:value="380">
            <text:p>3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かすみ斬り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ヒートウェイブ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狼牙天誅斬</text:p>
          </table:table-cell>
          <table:table-cell table:number-columns-repeated="2" office:value-type="float" office:value="375">
            <text:p>37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落陽三段撃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落陽三段撃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極楽往生破</text:p>
          </table:table-cell>
          <table:table-cell table:number-columns-repeated="2" office:value-type="float" office:value="320">
            <text:p>32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天驚地爆断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天驚地爆断</text:p>
          </table:table-cell>
          <table:table-cell table:number-columns-repeated="2" office:value-type="float" office:value="680">
            <text:p>68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聖槍</text:p>
          </table:table-cell>
          <table:table-cell table:number-columns-repeated="2"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剣撃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暗夜剣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剣撃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武者車</text:p>
          </table:table-cell>
          <table:table-cell table:number-columns-repeated="2" office:value-type="float" office:value="420">
            <text:p>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ラブ・ハート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闇討ち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血のアンダルシア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string">
            <text:p>1-2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8">
            <text:p>2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テラーソード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string">
            <text:p>0-2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ポイズンブレイド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クイックスピア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イナズマ突き</text:p>
          </table:table-cell>
          <table:table-cell office:value-type="string">
            <text:p>クイックバスター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クイックバスター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忠義の斬撃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ブレイブザッパー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ジャベリンレ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精神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夜桜の舞い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神槍グングニル</text:p>
          </table:table-cell>
          <table:table-cell table:number-columns-repeated="2" office:value-type="float" office:value="420">
            <text:p>42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レア</text:p>
          </table:table-cell>
          <table:table-cell office:value-type="string">
            <text:p>攻撃</text:p>
          </table:table-cell>
          <table:table-cell office:value-type="string">
            <text:p>レーヴァテイン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剣撃</text:p>
          </table:table-cell>
          <table:table-cell office:value-type="string">
            <text:p>特殊</text:p>
          </table:table-cell>
          <table:table-cell office:value-type="string">
            <text:p>畳返し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鎧通し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破邪の光刃</text:p>
          </table:table-cell>
          <table:table-cell office:value-type="float" office:value="190">
            <text:p>19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string">
            <text:p>2-7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ゲイ・ボルグ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ブレイドダンス</text:p>
          </table:table-cell>
          <table:table-cell table:number-columns-repeated="2" office:value-type="float" office:value="350">
            <text:p>35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7">
            <text:p>27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アメノムラクモ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ギロチンフェ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ギロチンブレイド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八艘飛び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ロンギヌスコピー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3">
            <text:p>23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剣撃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荒磯</text:p>
          </table:table-cell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火車斬り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しばきまくり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乱心の一刀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神経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ズンバラリン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5">
            <text:p>95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悩殺スラッシュ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1">
            <text:p>11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神経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ラビュリス連撃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5">
            <text:p>8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奥義一閃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剣撃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リボルビング・ステーク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ジェット・マグナム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プラズマサイズ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G・スラッシュリッパー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G・プラズマカッター</text:p>
          </table:table-cell>
          <table:table-cell office:value-type="float" office:value="210">
            <text:p>21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剣撃</text:p>
          </table:table-cell>
          <table:table-cell office:value-type="string">
            <text:p>攻撃</text:p>
          </table:table-cell>
          <table:table-cell office:value-type="string">
            <text:p>天軍の神槍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九十九針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毒針</text:p>
          </table:table-cell>
          <table:table-cell office:value-type="string">
            <text:p>マヒ針</text:p>
          </table:table-cell>
          <table:table-cell office:value-type="string">
            <text:p>石化針</text:p>
          </table:table-cell>
          <table:table-cell office:value-type="string">
            <text:p>夢見針</text:p>
          </table:table-cell>
          <table:table-cell office:value-type="string">
            <text:p>天羽の舞</text:p>
          </table:table-cell>
          <table:table-cell office:value-type="string">
            <text:p>滅殺袖箭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毒針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office:value-type="string">
            <text:p>石化針</text:p>
          </table:table-cell>
          <table:table-cell office:value-type="string">
            <text:p>夢見針</text:p>
          </table:table-cell>
          <table:table-cell office:value-type="string">
            <text:p>天羽の舞</text:p>
          </table:table-cell>
          <table:table-cell office:value-type="string">
            <text:p>滅殺袖箭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マヒ針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石化針</text:p>
          </table:table-cell>
          <table:table-cell table:number-columns-repeated="2" office:value-type="float" office:value="205">
            <text:p>20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呪殺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夢見針</text:p>
          </table:table-cell>
          <table:table-cell table:number-columns-repeated="2" office:value-type="float" office:value="205">
            <text:p>20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天羽の舞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滅殺袖箭</text:p>
          </table:table-cell>
          <table:table-cell office:value-type="string">
            <text:p>暗波双飛爪</text:p>
          </table:table-cell>
          <table:table-cell office:value-type="string">
            <text:p>刹那五月雨撃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高天烈風弾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8">
            <text:p>3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旋回速弾</text:p>
          </table:table-cell>
          <table:table-cell office:value-type="string">
            <text:p>刹那五月雨撃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刹那五月雨撃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  <table:table-cell office:value-type="string">
            <text:p>3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伍絶切羽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極彩の疾風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クイックドロー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シングルショット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連続撃ち</text:p>
          </table:table-cell>
          <table:table-cell office:value-type="string">
            <text:p>フレアショット</text:p>
          </table:table-cell>
          <table:table-cell office:value-type="string">
            <text:p>タスラムショット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連続撃ち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刹那五月雨撃</text:p>
          </table:table-cell>
          <table:table-cell office:value-type="string">
            <text:p>トリプルダウン</text:p>
          </table:table-cell>
          <table:table-cell office:value-type="string">
            <text:p>ドライブショット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散弾撃ち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ミドルショット</text:p>
          </table:table-cell>
          <table:table-cell office:value-type="string">
            <text:p>ドライブショット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エンジェルアロー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モコイブーメラン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拡散閃影殺</text:p>
          </table:table-cell>
          <table:table-cell table:number-columns-repeated="2" office:value-type="float" office:value="260">
            <text:p>26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モコイブーメラン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ブギウギ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1-4</text:p>
          </table:table-cell>
          <table:table-cell office:value-type="float" office:value="4">
            <text:p>4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フレアショット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ジャスティスショッ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ワイズマンスナップ</text:p>
          </table:table-cell>
          <table:table-cell table:number-columns-repeated="2" office:value-type="float" office:value="420">
            <text:p>4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徒花一閃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ミドルショット</text:p>
          </table:table-cell>
          <table:table-cell table:number-columns-repeated="3"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天羽の舞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滅殺袖箭</text:p>
          </table:table-cell>
          <table:table-cell table:number-columns-repeated="2" office:value-type="float" office:value="290">
            <text:p>29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暗波双飛爪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暗波双飛爪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高天烈風弾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伍絶切羽</text:p>
          </table:table-cell>
          <table:table-cell office:value-type="float" office:value="65">
            <text:p>65</text:p>
          </table:table-cell>
          <table:table-cell office:value-type="float" office:value="455">
            <text:p>455</text:p>
          </table:table-cell>
          <table:table-cell office:value-type="float" office:value="110">
            <text:p>110</text:p>
          </table:table-cell>
          <table:table-cell office:value-type="string">
            <text:p>6-8</text:p>
          </table:table-cell>
          <table:table-cell office:value-type="float" office:value="8">
            <text:p>8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ブライコンツェルト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ＭＧ３４</text:p>
          </table:table-cell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string">
            <text:p>4-8</text:p>
          </table:table-cell>
          <table:table-cell office:value-type="float" office:value="8">
            <text:p>8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飛具</text:p>
          </table:table-cell>
          <table:table-cell office:value-type="string">
            <text:p>特殊</text:p>
          </table:table-cell>
          <table:table-cell office:value-type="string">
            <text:p>飛具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グランドタック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メイク・マイ・デイ</text:p>
          </table:table-cell>
          <table:table-cell table:number-columns-repeated="2" office:value-type="float" office:value="350">
            <text:p>35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ＤＯＵＢＬＥ・ＴＡＰ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旋回速弾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飛具</text:p>
          </table:table-cell>
          <table:table-cell office:value-type="string">
            <text:p>状態変化</text:p>
          </table:table-cell>
          <table:table-cell office:value-type="string">
            <text:p>ねらいうち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忠義の銃撃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イピカイエー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切なさ乱れうち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-12</text:p>
          </table:table-cell>
          <table:table-cell office:value-type="float" office:value="4">
            <text:p>4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タスラムショット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グランドタック</text:p>
          </table:table-cell>
          <table:table-cell office:value-type="string">
            <text:p>スーパーノヴァ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ワンショットキル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三段撃ち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百蛇の麻痺牙</text:p>
          </table:table-cell>
          <table:table-cell office:value-type="float" office:value="170">
            <text:p>170</text:p>
          </table:table-cell>
          <table:table-cell office:value-type="float" office:value="510">
            <text:p>5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至高の魔弾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1">
            <text:p>4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トリプルダウン</text:p>
          </table:table-cell>
          <table:table-cell office:value-type="float" office:value="165">
            <text:p>165</text:p>
          </table:table-cell>
          <table:table-cell office:value-type="float" office:value="495">
            <text:p>495</text:p>
          </table:table-cell>
          <table:table-cell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ドライブショット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ハッピートリガー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ハッピートリガー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70">
            <text:p>70</text:p>
          </table:table-cell>
          <table:table-cell office:value-type="string">
            <text:p>3-6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刹那五月雨撃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スーパーノヴァ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-1</text:p>
          </table:table-cell>
          <table:table-cell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異形胞子飛弾</text:p>
          </table:table-cell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120">
            <text:p>120</text:p>
          </table:table-cell>
          <table:table-cell office:value-type="string">
            <text:p>5-10</text:p>
          </table:table-cell>
          <table:table-cell office:value-type="float" office:value="4">
            <text:p>4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R・クレイモア</text:p>
          </table:table-cell>
          <table:table-cell office:value-type="float" office:value="125">
            <text:p>125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S・クレイモア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刹那五月雨撃</text:p>
          </table:table-cell>
          <table:table-cell table:number-columns-repeated="5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P・ランチャーB</text:p>
          </table:table-cell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突撃</text:p>
          </table:table-cell>
          <table:table-cell table:number-columns-repeated="2" office:value-type="float" office:value="125">
            <text:p>12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暴れまくり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ショートジャブ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ソニックパンチ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暴れまくり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回し蹴り</text:p>
          </table:table-cell>
          <table:table-cell table:number-columns-repeated="2" office:value-type="float" office:value="140">
            <text:p>14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サマーソルト</text:p>
          </table:table-cell>
          <table:table-cell office:value-type="string">
            <text:p>雷震王母の蹴り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メガトンプレス</text:p>
          </table:table-cell>
          <table:table-cell table:number-columns-repeated="2" office:value-type="float" office:value="290">
            <text:p>29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サマーソルト</text:p>
          </table:table-cell>
          <table:table-cell table:number-columns-repeated="2" office:value-type="float" office:value="210">
            <text:p>21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雷震王母の蹴り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8">
            <text:p>3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マモリクズシ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奥義マモリヤブリ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奥義マモリヤブリ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ソニックパンチ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ギガンフィスト</text:p>
          </table:table-cell>
          <table:table-cell office:value-type="string">
            <text:p>弱者必滅拳</text:p>
          </table:table-cell>
          <table:table-cell office:value-type="string">
            <text:p>瀕死の一撃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ギガンフィスト</text:p>
          </table:table-cell>
          <table:table-cell table:number-columns-repeated="2" office:value-type="float" office:value="320">
            <text:p>3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メテオフィスト</text:p>
          </table:table-cell>
          <table:table-cell office:value-type="string">
            <text:p>神等去出八百万撃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メテオフィスト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3-5</text:p>
          </table:table-cell>
          <table:table-cell office:value-type="float" office:value="5">
            <text:p>5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ブレインシェイク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弱者必滅拳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メテオフィスト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アカシャアーツ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月夜の餅つき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地母の晩餐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3">
            <text:p>3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モータルジハード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肉体の悪魔</text:p>
          </table:table-cell>
          <table:table-cell office:value-type="float" office:value="90">
            <text:p>90</text:p>
          </table:table-cell>
          <table:table-cell office:value-type="float" office:value="495">
            <text:p>495</text:p>
          </table:table-cell>
          <table:table-cell office:value-type="float" office:value="100">
            <text:p>100</text:p>
          </table:table-cell>
          <table:table-cell office:value-type="string">
            <text:p>1-10</text:p>
          </table:table-cell>
          <table:table-cell office:value-type="float" office:value="10">
            <text:p>10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打撃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戦の魔王</text:p>
          </table:table-cell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鋼鉄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バトルラッシュ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90">
            <text:p>90</text:p>
          </table:table-cell>
          <table:table-cell office:value-type="string">
            <text:p>3-7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雷霆蹴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サマーソルト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怒りの鉄拳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神等去出八百万撃</text:p>
          </table:table-cell>
          <table:table-cell office:value-type="string">
            <text:p>最後の一撃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神等去出八百万撃</text:p>
          </table:table-cell>
          <table:table-cell table:number-columns-repeated="2" office:value-type="float" office:value="335">
            <text:p>33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曳光倶梨伽羅蹴</text:p>
          </table:table-cell>
          <table:table-cell table:number-columns-repeated="2" office:value-type="float" office:value="445">
            <text:p>44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百烈突き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office:value-type="string">
            <text:p>2-7</text:p>
          </table:table-cell>
          <table:table-cell office:value-type="float" office:value="7">
            <text:p>7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千烈突き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千烈突き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office:value-type="string">
            <text:p>2-7</text:p>
          </table:table-cell>
          <table:table-cell office:value-type="float" office:value="7">
            <text:p>7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打撃</text:p>
          </table:table-cell>
          <table:table-cell office:value-type="string">
            <text:p>特殊</text:p>
          </table:table-cell>
          <table:table-cell office:value-type="string">
            <text:p>打撃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体当たり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押し潰し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押し潰し</text:p>
          </table:table-cell>
          <table:table-cell table:number-columns-repeated="2" office:value-type="float" office:value="245">
            <text:p>245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メガトンプレス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なぎ払い</text:p>
          </table:table-cell>
          <table:table-cell table:number-columns-repeated="2" office:value-type="float" office:value="180">
            <text:p>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絶妙打</text:p>
          </table:table-cell>
          <table:table-cell table:number-columns-repeated="2" office:value-type="float" office:value="320">
            <text:p>32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1">
            <text:p>1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八相発破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八相発破</text:p>
          </table:table-cell>
          <table:table-cell table:number-columns-repeated="2" office:value-type="float" office:value="290">
            <text:p>29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打撃</text:p>
          </table:table-cell>
          <table:table-cell office:value-type="string">
            <text:p>状態変化</text:p>
          </table:table-cell>
          <table:table-cell office:value-type="string">
            <text:p>秘孔突き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ヘルストライク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呪殺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瀕死の一撃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怒りの鉄拳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最後の一撃</text:p>
          </table:table-cell>
          <table:table-cell table:number-columns-repeated="2" office:value-type="float" office:value="300">
            <text:p>3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忠義の拳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阿修羅連撃</text:p>
          </table:table-cell>
          <table:table-cell office:value-type="float" office:value="130">
            <text:p>13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バルカンキック</text:p>
          </table:table-cell>
          <table:table-cell office:value-type="float" office:value="190">
            <text:p>190</text:p>
          </table:table-cell>
          <table:table-cell office:value-type="float" office:value="570">
            <text:p>570</text:p>
          </table:table-cell>
          <table:table-cell office:value-type="float" office:value="90">
            <text:p>90</text:p>
          </table:table-cell>
          <table:table-cell office:value-type="string">
            <text:p>3-9</text:p>
          </table:table-cell>
          <table:table-cell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貫通の一撃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肉弾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地獄突き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羅漢掌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150">
            <text:p>150</text:p>
          </table:table-cell>
          <table:table-cell office:value-type="string">
            <text:p>2-3</text:p>
          </table:table-cell>
          <table:table-cell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烈震脚</text:p>
          </table:table-cell>
          <table:table-cell table:number-columns-repeated="2"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コークスクリュー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紫煙乱打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成仏拳</text:p>
          </table:table-cell>
          <table:table-cell table:number-columns-repeated="2" office:value-type="float" office:value="220">
            <text:p>22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1">
            <text:p>11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アグネヤストラ</text:p>
          </table:table-cell>
          <table:table-cell office:value-type="float" office:value="270">
            <text:p>270</text:p>
          </table:table-cell>
          <table:table-cell office:value-type="float" office:value="540">
            <text:p>540</text:p>
          </table:table-cell>
          <table:table-cell office:value-type="float" office:value="90">
            <text:p>9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サンダーフィスト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主星の圧撃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HP0％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てっけんせいさい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素敵なステッキ</text:p>
          </table:table-cell>
          <table:table-cell office:value-type="float" office:value="170">
            <text:p>170</text:p>
          </table:table-cell>
          <table:table-cell office:value-type="float" office:value="935">
            <text:p>935</text:p>
          </table:table-cell>
          <table:table-cell office:value-type="float" office:value="90">
            <text:p>90</text:p>
          </table:table-cell>
          <table:table-cell office:value-type="string">
            <text:p>3-8</text:p>
          </table:table-cell>
          <table:table-cell office:value-type="float" office:value="8">
            <text:p>8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打撃</text:p>
          </table:table-cell>
          <table:table-cell office:value-type="string">
            <text:p>攻撃</text:p>
          </table:table-cell>
          <table:table-cell office:value-type="string">
            <text:p>究極！ゲシュペンストキック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ひっかき</text:p>
          </table:table-cell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毒ひっかき</text:p>
          </table:table-cell>
          <table:table-cell office:value-type="string">
            <text:p>マヒひっかき</text:p>
          </table:table-cell>
          <table:table-cell office:value-type="string">
            <text:p>メガクロー</text:p>
          </table:table-cell>
          <table:table-cell office:value-type="string">
            <text:p>アクセルクロー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毒ひっかき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office:value-type="string">
            <text:p>メガクロー</text:p>
          </table:table-cell>
          <table:table-cell office:value-type="string">
            <text:p>アクセルクロー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マヒひっかき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メガクロー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スパイククロー</text:p>
          </table:table-cell>
          <table:table-cell table:number-columns-repeated="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アイアンクロウ</text:p>
          </table:table-cell>
          <table:table-cell office:value-type="float" office:value="245">
            <text:p>245</text:p>
          </table:table-cell>
          <table:table-cell office:value-type="float" office:value="490">
            <text:p>49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9">
            <text:p>1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アクセルクロー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デスクロー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マインドスライス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牛頭馬頭蛮力</text:p>
          </table:table-cell>
          <table:table-cell office:value-type="float" office:value="145">
            <text:p>145</text:p>
          </table:table-cell>
          <table:table-cell office:value-type="float" office:value="290">
            <text:p>29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デスクロー</text:p>
          </table:table-cell>
          <table:table-cell office:value-type="float" office:value="155">
            <text:p>155</text:p>
          </table:table-cell>
          <table:table-cell office:value-type="float" office:value="310">
            <text:p>31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虚空爪激</text:p>
          </table:table-cell>
          <table:table-cell office:value-type="string">
            <text:p>狂乱の剛爪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虚空爪激</text:p>
          </table:table-cell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羽ばたき</text:p>
          </table:table-cell>
          <table:table-cell table:number-columns-repeated="2" office:value-type="float" office:value="140">
            <text:p>14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熱風</text:p>
          </table:table-cell>
          <table:table-cell office:value-type="string">
            <text:p>ソニックブーム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狂乱の剛爪</text:p>
          </table:table-cell>
          <table:table-cell office:value-type="float" office:value="205">
            <text:p>205</text:p>
          </table:table-cell>
          <table:table-cell office:value-type="float" office:value="410">
            <text:p>410</text:p>
          </table:table-cell>
          <table:table-cell office:value-type="float" office:value="90">
            <text:p>90</text:p>
          </table:table-cell>
          <table:table-cell office:value-type="string">
            <text:p>1-3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1">
            <text:p>3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蛮力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かみつき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毒かみつき</text:p>
          </table:table-cell>
          <table:table-cell office:value-type="string">
            <text:p>マヒかみつき</text:p>
          </table:table-cell>
          <table:table-cell office:value-type="string">
            <text:p>魅惑かみつき</text:p>
          </table:table-cell>
          <table:table-cell office:value-type="string">
            <text:p>石化かみつき</text:p>
          </table:table-cell>
          <table:table-cell office:value-type="string">
            <text:p>丸かじり</text:p>
          </table:table-cell>
          <table:table-cell office:value-type="string">
            <text:p>ダブルバイス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毒かみつき</text:p>
          </table:table-cell>
          <table:table-cell table:number-columns-repeated="3"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office:value-type="string">
            <text:p>魅惑かみつき</text:p>
          </table:table-cell>
          <table:table-cell office:value-type="string">
            <text:p>石化かみつき</text:p>
          </table:table-cell>
          <table:table-cell office:value-type="string">
            <text:p>丸かじり</text:p>
          </table:table-cell>
          <table:table-cell office:value-type="string">
            <text:p>ダブルバイス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マヒかみつき</text:p>
          </table:table-cell>
          <table:table-cell table:number-columns-repeated="3"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魅惑かみつき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石化かみつき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呪殺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丸かじり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4">
            <text:p>3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電光石火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アサルトダイブ</text:p>
          </table:table-cell>
          <table:table-cell table:number-columns-repeated="2" office:value-type="float" office:value="230">
            <text:p>2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ついばみ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巻きつき</text:p>
          </table:table-cell>
          <table:table-cell table:number-columns-repeated="2" office:value-type="float" office:value="310">
            <text:p>31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キングストーム</text:p>
          </table:table-cell>
          <table:table-cell office:value-type="float" office:value="210">
            <text:p>210</text:p>
          </table:table-cell>
          <table:table-cell office:value-type="float" office:value="630">
            <text:p>63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狂乱の触手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70">
            <text:p>70</text:p>
          </table:table-cell>
          <table:table-cell office:value-type="string">
            <text:p>3-6</text:p>
          </table:table-cell>
          <table:table-cell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テール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全力攻撃</text:p>
          </table:table-cell>
          <table:table-cell table:number-columns-repeated="2" office:value-type="float" office:value="420">
            <text:p>42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スパイククロー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アイアンクロウ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戦技</text:p>
          </table:table-cell>
          <table:table-cell office:value-type="string">
            <text:p>特殊</text:p>
          </table:table-cell>
          <table:table-cell office:value-type="string">
            <text:p>戦技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心の叫び</text:p>
          </table:table-cell>
          <table:table-cell table:number-columns-repeated="2" office:value-type="float" office:value="245">
            <text:p>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桜花閃乱</text:p>
          </table:table-cell>
          <table:table-cell office:value-type="float" office:value="125">
            <text:p>125</text:p>
          </table:table-cell>
          <table:table-cell office:value-type="float" office:value="312">
            <text:p>312</text:p>
          </table:table-cell>
          <table:table-cell office:value-type="float" office:value="90">
            <text:p>9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黙示録</text:p>
          </table:table-cell>
          <table:table-cell table:number-columns-repeated="2" office:value-type="float" office:value="325">
            <text:p>32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冥界の門</text:p>
          </table:table-cell>
          <table:table-cell table:number-columns-repeated="2" office:value-type="float" office:value="385">
            <text:p>38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呪殺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血祭り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殺神</text:p>
          </table:table-cell>
          <table:table-cell table:number-columns-repeated="2" office:value-type="float" office:value="600">
            <text:p>6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牙折り</text:p>
          </table:table-cell>
          <table:table-cell table:number-columns-repeated="2" office:value-type="float" office:value="240">
            <text:p>24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ダブルバイス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トリプルバイス</text:p>
          </table:table-cell>
          <table:table-cell table:number-columns-repeated="5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トリプルバイス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丸かじり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忠義の業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ニードルテイル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脳天割り</text:p>
          </table:table-cell>
          <table:table-cell table:number-columns-repeated="2" office:value-type="float" office:value="240">
            <text:p>24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応龍撃破</text:p>
          </table:table-cell>
          <table:table-cell table:number-columns-repeated="2" office:value-type="float" office:value="510">
            <text:p>51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9">
            <text:p>4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イノセントタック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戦技</text:p>
          </table:table-cell>
          <table:table-cell office:value-type="string">
            <text:p>攻撃</text:p>
          </table:table-cell>
          <table:table-cell office:value-type="string">
            <text:p>会心波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回復</text:p>
          </table:table-cell>
          <table:table-cell office:value-type="string">
            <text:p>ディア</text:p>
          </table:table-cell>
          <table:table-cell table:number-columns-repeated="2"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ディアラマ</text:p>
          </table:table-cell>
          <table:table-cell office:value-type="string">
            <text:p>メ・ディア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string">
            <text:p>回復</text:p>
          </table:table-cell>
          <table:table-cell office:value-type="string">
            <text:p>ディアラマ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7">
            <text:p>7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ディアラハン</text:p>
          </table:table-cell>
          <table:table-cell office:value-type="string">
            <text:p>メ・ディアラマ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回復</text:p>
          </table:table-cell>
          <table:table-cell office:value-type="string">
            <text:p>ディアラハ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メ・ディアラハン</text:p>
          </table:table-cell>
          <table:table-cell table:number-columns-repeated="5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回復</text:p>
          </table:table-cell>
          <table:table-cell office:value-type="string">
            <text:p>メ・ディア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メ・ディアラマ</text:p>
          </table:table-cell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回復</text:p>
          </table:table-cell>
          <table:table-cell office:value-type="string">
            <text:p>メ・ディアラマ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メ・ディアラハン</text:p>
          </table:table-cell>
          <table:table-cell table:number-columns-repeated="5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回復</text:p>
          </table:table-cell>
          <table:table-cell office:value-type="string">
            <text:p>メ・ディアラハン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パトラ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ペンパトラ</text:p>
          </table:table-cell>
          <table:table-cell office:value-type="string">
            <text:p>パトラディ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ペンパトラ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ポズム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バイスディ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パララ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バイスディ</text:p>
          </table:table-cell>
          <table:table-cell table:number-columns-repeated="5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チャム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バイスディ</text:p>
          </table:table-cell>
          <table:table-cell table:number-columns-repeated="5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ペトラ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クロズ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バイスディ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string">
            <text:p>回復</text:p>
          </table:table-cell>
          <table:table-cell office:value-type="string">
            <text:p>結界符・治癒</text:p>
          </table:table-cell>
          <table:table-cell table:number-columns-repeated="2"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アムリタ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リカーム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サマリカーム</text:p>
          </table:table-cell>
          <table:table-cell table:number-columns-repeated="5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サマリカーム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リカームドラ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string">
            <text:p>回復</text:p>
          </table:table-cell>
          <table:table-cell office:value-type="string">
            <text:p>慈愛の祈り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string">
            <text:p>回復</text:p>
          </table:table-cell>
          <table:table-cell office:value-type="string">
            <text:p>スティティ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4">
            <text:p>3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回復</text:p>
          </table:table-cell>
          <table:table-cell office:value-type="string">
            <text:p>天使の血杯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スリステ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レア</text:p>
          </table:table-cell>
          <table:table-cell office:value-type="string">
            <text:p>回復</text:p>
          </table:table-cell>
          <table:table-cell office:value-type="string">
            <text:p>常世の祈り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0">
            <text:p>10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回復</text:p>
          </table:table-cell>
          <table:table-cell office:value-type="string">
            <text:p>神恩のラッパ</text:p>
          </table:table-cell>
          <table:table-cell table:number-columns-repeated="2" office:value-type="float" office:value="800">
            <text:p>8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2">
            <text:p>22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パトラ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回復</text:p>
          </table:table-cell>
          <table:table-cell office:value-type="string">
            <text:p>観世音の済度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ソーマ神権現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29">
            <text:p>429</text:p>
          </table:table-cell>
          <table:table-cell table:number-columns-repeated="2" office:value-type="string">
            <text:p>回復</text:p>
          </table:table-cell>
          <table:table-cell office:value-type="string">
            <text:p>白銀の腕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string">
            <text:p>回復</text:p>
          </table:table-cell>
          <table:table-cell office:value-type="string">
            <text:p>Never Mor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0">
            <text:p>10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バイスディ</text:p>
          </table:table-cell>
          <table:table-cell table:number-columns-repeated="2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マハバイスディ</text:p>
          </table:table-cell>
          <table:table-cell office:value-type="string">
            <text:p>パトラディ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回復</text:p>
          </table:table-cell>
          <table:table-cell office:value-type="string">
            <text:p>状態回復</text:p>
          </table:table-cell>
          <table:table-cell office:value-type="string">
            <text:p>マハバイスデ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string">
            <text:p>回復</text:p>
          </table:table-cell>
          <table:table-cell office:value-type="string">
            <text:p>こいかぜ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0">
            <text:p>10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飛具</text:p>
          </table:table-cell>
          <table:table-cell office:value-type="string">
            <text:p>回復</text:p>
          </table:table-cell>
          <table:table-cell office:value-type="string">
            <text:p>青春の風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タル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スク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マカ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ラク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デ・ク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タル・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ラク・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スク・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デ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トラエスト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気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コンセントレイ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トラフーリ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雄叫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挑発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リベリ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レボリューション</text:p>
          </table:table-cell>
          <table:table-cell table:number-columns-repeated="5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レボリューショ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淀んだ吐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淀んだ空気</text:p>
          </table:table-cell>
          <table:table-cell table:number-columns-repeated="5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淀んだ空気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フォッグブレ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リベラマ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エストマ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ランダマイザ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0">
            <text:p>8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パワーブレ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ヒートライザ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泡沫の波紋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凶鳥ガーヂア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ライトマ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サバトマ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0">
            <text:p>1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ラスタキャンデ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80">
            <text:p>8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ハイ・アナライズ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オラク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なし</text:p>
          </table:table-cell>
          <table:table-cell office:value-type="float" office:value="64">
            <text:p>6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支援</text:p>
          </table:table-cell>
          <table:table-cell office:value-type="string">
            <text:p>回復</text:p>
          </table:table-cell>
          <table:table-cell office:value-type="string">
            <text:p>リフトマ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切り落とし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闇の抱擁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聖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勇奮の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溶解ブレ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ダークブレ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招来の舞踏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サマ・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悪魔の脅し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赤のカポーテ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イニシャライズ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静寂の祈り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獣の眼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Go-Round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Breakin' Through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Light the Fire up in the Night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Time to Make History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05">
            <text:p>10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Laser Beam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5">
            <text:p>10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Reset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0">
            <text:p>1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Soul Survive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0">
            <text:p>1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絆の奇跡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絆の力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マカ・ンダ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悪魔の歯ぎしり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サマ・カジャ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天上の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威嚇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無限の挑発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オバリヨン咆哮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発進オボログル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乙女の祈り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3">
            <text:p>23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美酒佳肴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7">
            <text:p>17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薫風の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支援</text:p>
          </table:table-cell>
          <table:table-cell office:value-type="string">
            <text:p>特殊</text:p>
          </table:table-cell>
          <table:table-cell office:value-type="string">
            <text:p>ドラゴンハッス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120">
            <text:p>12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テトラジャ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テトラカーン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マカラカーン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パラダイムシフト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闇夜のドレス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サイコバリアー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マハアナライズ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結界符・物理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結界符・魔法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護りの盾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尊勝陀羅尼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水晶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ペンタウォール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フリフリウォール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エナジーシャワー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正義の盾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シンドゥミステリー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防御</text:p>
          </table:table-cell>
          <table:table-cell office:value-type="string">
            <text:p>特殊</text:p>
          </table:table-cell>
          <table:table-cell office:value-type="string">
            <text:p>独覚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アギ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アギラオ</text:p>
          </table:table-cell>
          <table:table-cell office:value-type="string">
            <text:p>マハ・ラギ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アギラオ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アギダイン</text:p>
          </table:table-cell>
          <table:table-cell office:value-type="string">
            <text:p>マハ・ラギオン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アギ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ラギダイン</text:p>
          </table:table-cell>
          <table:table-cell table:number-columns-repeated="5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ハ・ラギ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ラギオン</text:p>
          </table:table-cell>
          <table:table-cell table:number-columns-repeated="5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ハ・ラギオン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ラギダイン</text:p>
          </table:table-cell>
          <table:table-cell table:number-columns-repeated="5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ハ・ラギ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炎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ファイアブレス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地獄の業火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string">
            <text:p>1-5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ファイアストーム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デッドリーバーン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ダイナミック・アギラオ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暗黒狂焔乱舞</text:p>
          </table:table-cell>
          <table:table-cell office:value-type="float" office:value="115">
            <text:p>115</text:p>
          </table:table-cell>
          <table:table-cell office:value-type="float" office:value="345">
            <text:p>345</text:p>
          </table:table-cell>
          <table:table-cell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おしち大火</text:p>
          </table:table-cell>
          <table:table-cell table:number-columns-repeated="2" office:value-type="float" office:value="140">
            <text:p>14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マハ・ラギオン</text:p>
          </table:table-cell>
          <table:table-cell table:number-columns-repeated="5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四神召喚・朱雀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1">
            <text:p>2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炎の乱舞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トリスアギオン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火砕烈風破</text:p>
          </table:table-cell>
          <table:table-cell table:number-columns-repeated="2" office:value-type="float" office:value="280">
            <text:p>2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くりからの黒龍</text:p>
          </table:table-cell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ロマ・カロル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天将雷炎陣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インフェルノ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大炎上</text:p>
          </table:table-cell>
          <table:table-cell table:number-columns-repeated="2"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FLAME</text:p>
          </table:table-cell>
          <table:table-cell office:value-type="string">
            <text:p>火炎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止揚の赤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終焉の蒼</text:p>
          </table:table-cell>
          <table:table-cell table:number-columns-repeated="5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終焉の蒼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超重爆弾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終焉の蒼</text:p>
          </table:table-cell>
          <table:table-cell table:number-columns-repeated="5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連星の炎</text:p>
          </table:table-cell>
          <table:table-cell office:value-type="float" office:value="70">
            <text:p>70</text:p>
          </table:table-cell>
          <table:table-cell office:value-type="float" office:value="770">
            <text:p>770</text:p>
          </table:table-cell>
          <table:table-cell office:value-type="float" office:value="100">
            <text:p>100</text:p>
          </table:table-cell>
          <table:table-cell office:value-type="string">
            <text:p>1-21</text:p>
          </table:table-cell>
          <table:table-cell office:value-type="float" office:value="21">
            <text:p>2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火炎</text:p>
          </table:table-cell>
          <table:table-cell office:value-type="string">
            <text:p>特殊</text:p>
          </table:table-cell>
          <table:table-cell office:value-type="string">
            <text:p>火炎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ヘルバーナー</text:p>
          </table:table-cell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グマ・アクシス</text:p>
          </table:table-cell>
          <table:table-cell table:number-columns-repeated="2" office:value-type="float" office:value="280">
            <text:p>2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炎の大舌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火炎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炎群の舞</text:p>
          </table:table-cell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炎群の舞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">
            <text:p>90</text:p>
          </table:table-cell>
          <table:table-cell office:value-type="string">
            <text:p>3-5</text:p>
          </table:table-cell>
          <table:table-cell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火炎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熱風</text:p>
          </table:table-cell>
          <table:table-cell table:number-columns-repeated="2" office:value-type="float" office:value="160">
            <text:p>16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イトバーニング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火炎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爆熱の爪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火炎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忠義の火炎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ラグナロク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8">
            <text:p>2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プロミネンス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焦熱の狂宴</text:p>
          </table:table-cell>
          <table:table-cell table:number-columns-repeated="2" office:value-type="float" office:value="250">
            <text:p>25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3">
            <text:p>43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アギラッシュ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string">
            <text:p>2-3</text:p>
          </table:table-cell>
          <table:table-cell office:value-type="float" office:value="3">
            <text:p>3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退魔符軻遇突智</text:p>
          </table:table-cell>
          <table:table-cell table:number-columns-repeated="2" office:value-type="float" office:value="250">
            <text:p>2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地獄の焼きごて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マララギダイン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0">
            <text:p>9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妖精フレヰム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華焔</text:p>
          </table:table-cell>
          <table:table-cell table:number-columns-repeated="2" office:value-type="float" office:value="490">
            <text:p>4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火炎</text:p>
          </table:table-cell>
          <table:table-cell office:value-type="string">
            <text:p>攻撃</text:p>
          </table:table-cell>
          <table:table-cell office:value-type="string">
            <text:p>吼え立てよ、我が憤怒</text:p>
          </table:table-cell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200">
            <text:p>200</text:p>
          </table:table-cell>
          <table:table-cell office:value-type="string">
            <text:p>4-6</text:p>
          </table:table-cell>
          <table:table-cell office:value-type="float" office:value="6">
            <text:p>6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ブフ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ブフーラ</text:p>
          </table:table-cell>
          <table:table-cell office:value-type="string">
            <text:p>マハ・ブフ</text:p>
          </table:table-cell>
          <table:table-cell table:number-columns-repeated="4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ブフーラ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ブフダイン</text:p>
          </table:table-cell>
          <table:table-cell office:value-type="string">
            <text:p>マハ・ブフーラ</text:p>
          </table:table-cell>
          <table:table-cell table:number-columns-repeated="4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ブフダイン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マハ・ブフダイン</text:p>
          </table:table-cell>
          <table:table-cell table:number-columns-repeated="5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マハ・ブフ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マハ・ブフーラ</text:p>
          </table:table-cell>
          <table:table-cell table:number-columns-repeated="5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マハ・ブフーラ</text:p>
          </table:table-cell>
          <table:table-cell table:number-columns-repeated="2"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マハ・ブフダイン</text:p>
          </table:table-cell>
          <table:table-cell table:number-columns-repeated="5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マハ・ブフダイン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アイオンの雨</text:p>
          </table:table-cell>
          <table:table-cell table:number-columns-repeated="2" office:value-type="float" office:value="130">
            <text:p>13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アイスブレス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アイシクル</text:p>
          </table:table-cell>
          <table:table-cell table:number-columns-repeated="5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絶対零度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リリーズジェイル</text:p>
          </table:table-cell>
          <table:table-cell table:number-columns-repeated="2" office:value-type="float" office:value="420">
            <text:p>4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4">
            <text:p>44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アトミック・ブフーラ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ジュボッコ銀氷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ニブルヘイム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2">
            <text:p>42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氷の乱舞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周極の巨砲</text:p>
          </table:table-cell>
          <table:table-cell table:number-columns-repeated="2" office:value-type="float" office:value="295">
            <text:p>2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4">
            <text:p>34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大冷界</text:p>
          </table:table-cell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90">
            <text:p>90</text:p>
          </table:table-cell>
          <table:table-cell office:value-type="string">
            <text:p>1-16</text:p>
          </table:table-cell>
          <table:table-cell office:value-type="float" office:value="5">
            <text:p>5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4">
            <text:p>44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氷結</text:p>
          </table:table-cell>
          <table:table-cell office:value-type="string">
            <text:p>状態変化</text:p>
          </table:table-cell>
          <table:table-cell office:value-type="string">
            <text:p>アイス・クラッシュ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コキュートス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アイシクル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ロマ・グランド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さぶさぶドリル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HP3％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極寒凍結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忠義の氷結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アイスエイジ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氷結</text:p>
          </table:table-cell>
          <table:table-cell office:value-type="string">
            <text:p>特殊</text:p>
          </table:table-cell>
          <table:table-cell office:value-type="string">
            <text:p>氷結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星乙女の槍穂</text:p>
          </table:table-cell>
          <table:table-cell table:number-columns-repeated="2" office:value-type="float" office:value="320">
            <text:p>3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氷結</text:p>
          </table:table-cell>
          <table:table-cell office:value-type="string">
            <text:p>攻撃</text:p>
          </table:table-cell>
          <table:table-cell office:value-type="string">
            <text:p>といき</text:p>
          </table:table-cell>
          <table:table-cell office:value-type="float" office:value="210">
            <text:p>210</text:p>
          </table:table-cell>
          <table:table-cell office:value-type="float" office:value="525">
            <text:p>525</text:p>
          </table:table-cell>
          <table:table-cell office:value-type="float" office:value="110">
            <text:p>110</text:p>
          </table:table-cell>
          <table:table-cell office:value-type="string">
            <text:p>2-5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ジオ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ジオンガ</text:p>
          </table:table-cell>
          <table:table-cell office:value-type="string">
            <text:p>マハ・ジオ</text:p>
          </table:table-cell>
          <table:table-cell table:number-columns-repeated="4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ジオンガ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ジオダイン</text:p>
          </table:table-cell>
          <table:table-cell office:value-type="string">
            <text:p>マハ・ジオンガ</text:p>
          </table:table-cell>
          <table:table-cell table:number-columns-repeated="4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ジオダイン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マハ・ジオダイン</text:p>
          </table:table-cell>
          <table:table-cell table:number-columns-repeated="5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マハ・ジオ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マハ・ジオンガ</text:p>
          </table:table-cell>
          <table:table-cell table:number-columns-repeated="5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マハ・ジオンガ</text:p>
          </table:table-cell>
          <table:table-cell table:number-columns-repeated="2"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マハ・ジオダイン</text:p>
          </table:table-cell>
          <table:table-cell table:number-columns-repeated="5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マハ・ジオダイン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電撃</text:p>
          </table:table-cell>
          <table:table-cell office:value-type="string">
            <text:p>状態変化</text:p>
          </table:table-cell>
          <table:table-cell office:value-type="string">
            <text:p>ナイス・ショー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八色雷公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放電</text:p>
          </table:table-cell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string">
            <text:p>1-5</text:p>
          </table:table-cell>
          <table:table-cell office:value-type="float" office:value="5">
            <text:p>5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破戒の稲妻</text:p>
          </table:table-cell>
          <table:table-cell table:number-columns-repeated="2" office:value-type="float" office:value="140">
            <text:p>14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雷の洗礼</text:p>
          </table:table-cell>
          <table:table-cell table:number-columns-repeated="2" office:value-type="float" office:value="220">
            <text:p>22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電撃</text:p>
          </table:table-cell>
          <table:table-cell table:number-columns-repeated="2" office:value-type="float" office:value="165">
            <text:p>16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放電</text:p>
          </table:table-cell>
          <table:table-cell table:number-columns-repeated="5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ライジュウ電撃</text:p>
          </table:table-cell>
          <table:table-cell table:number-columns-repeated="2" office:value-type="float" office:value="245">
            <text:p>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ミシャクジ雷電</text:p>
          </table:table-cell>
          <table:table-cell table:number-columns-repeated="2" office:value-type="float" office:value="280">
            <text:p>28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四神召喚・青龍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9">
            <text:p>29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雷の乱舞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ナルカミ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8">
            <text:p>48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ロマ・フルメン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雷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ガイスティブブリッツ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ヴリルブリッツ</text:p>
          </table:table-cell>
          <table:table-cell table:number-columns-repeated="2"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暗黒の雷光</text:p>
          </table:table-cell>
          <table:table-cell table:number-columns-repeated="2" office:value-type="float" office:value="295">
            <text:p>2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4">
            <text:p>34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電撃</text:p>
          </table:table-cell>
          <table:table-cell office:value-type="string">
            <text:p>状態変化</text:p>
          </table:table-cell>
          <table:table-cell office:value-type="string">
            <text:p>ボルカニッカ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散雷撃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集雷撃</text:p>
          </table:table-cell>
          <table:table-cell table:number-columns-repeated="5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集雷撃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電撃</text:p>
          </table:table-cell>
          <table:table-cell office:value-type="string">
            <text:p>特殊</text:p>
          </table:table-cell>
          <table:table-cell office:value-type="string">
            <text:p>電撃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真理の雷</text:p>
          </table:table-cell>
          <table:table-cell table:number-columns-repeated="2" office:value-type="float" office:value="470">
            <text:p>47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スタンショット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サンダーボルト</text:p>
          </table:table-cell>
          <table:table-cell table:number-columns-repeated="2" office:value-type="float" office:value="220">
            <text:p>2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トールハンマー</text:p>
          </table:table-cell>
          <table:table-cell table:number-columns-repeated="2" office:value-type="float" office:value="320">
            <text:p>3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7">
            <text:p>17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裁きのイカズチ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忠義の電撃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エル・ジハード</text:p>
          </table:table-cell>
          <table:table-cell table:number-columns-repeated="2" office:value-type="float" office:value="470">
            <text:p>47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2">
            <text:p>72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スパークボルト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ブリッツレイン</text:p>
          </table:table-cell>
          <table:table-cell table:number-columns-repeated="5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ブリッツレ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トールハンマー</text:p>
          </table:table-cell>
          <table:table-cell table:number-columns-repeated="5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ガイスティブブリッツ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2">
            <text:p>42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電撃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電撃</text:p>
          </table:table-cell>
          <table:table-cell office:value-type="string">
            <text:p>攻撃</text:p>
          </table:table-cell>
          <table:table-cell office:value-type="string">
            <text:p>魅惑の雷撃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ザン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ザンマ</text:p>
          </table:table-cell>
          <table:table-cell office:value-type="string">
            <text:p>マハ・ザン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ザンマ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ザンダイン</text:p>
          </table:table-cell>
          <table:table-cell office:value-type="string">
            <text:p>マハ・ザンマ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ザン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ザンダイン</text:p>
          </table:table-cell>
          <table:table-cell table:number-columns-repeated="5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マハ・ザン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ザンマ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マハ・ザンマ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ザンダイン</text:p>
          </table:table-cell>
          <table:table-cell table:number-columns-repeated="5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マハ・ザン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リムドーラ</text:p>
          </table:table-cell>
          <table:table-cell table:number-columns-repeated="2" office:value-type="float" office:value="490">
            <text:p>4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竜巻</text:p>
          </table:table-cell>
          <table:table-cell office:value-type="float" office:value="225">
            <text:p>225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string">
            <text:p>1-5</text:p>
          </table:table-cell>
          <table:table-cell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異界の風</text:p>
          </table:table-cell>
          <table:table-cell table:number-columns-repeated="2" office:value-type="float" office:value="315">
            <text:p>315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3">
            <text:p>63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悪魔の一喝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東衝破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西撃破</text:p>
          </table:table-cell>
          <table:table-cell table:number-columns-repeated="5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西撃破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嵐の乱舞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破壊の星風</text:p>
          </table:table-cell>
          <table:table-cell table:number-columns-repeated="2" office:value-type="float" office:value="295">
            <text:p>2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殺風激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ソニックムーバー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1">
            <text:p>21</text:p>
          </table:table-cell>
          <table:table-cell office:value-type="string">
            <text:p>敵</text:p>
          </table:table-cell>
          <table:table-cell office:value-type="string">
            <text:p>SLIP</text:p>
          </table:table-cell>
          <table:table-cell office:value-type="string">
            <text:p>衝撃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衝撃</text:p>
          </table:table-cell>
          <table:table-cell office:value-type="string">
            <text:p>特殊</text:p>
          </table:table-cell>
          <table:table-cell office:value-type="string">
            <text:p>衝撃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ヘルエギゾースト</text:p>
          </table:table-cell>
          <table:table-cell table:number-columns-repeated="2" office:value-type="float" office:value="140">
            <text:p>1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ソニックブーム</text:p>
          </table:table-cell>
          <table:table-cell table:number-columns-repeated="2" office:value-type="float" office:value="160">
            <text:p>16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ソニックウィング</text:p>
          </table:table-cell>
          <table:table-cell table:number-columns-repeated="5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ソニックウィング</text:p>
          </table:table-cell>
          <table:table-cell table:number-columns-repeated="2" office:value-type="float" office:value="280">
            <text:p>2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忠義の衝撃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軍荼利降魔砲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ザン・ツヴァイファー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衝撃</text:p>
          </table:table-cell>
          <table:table-cell office:value-type="string">
            <text:p>攻撃</text:p>
          </table:table-cell>
          <table:table-cell office:value-type="string">
            <text:p>リムドラオン</text:p>
          </table:table-cell>
          <table:table-cell table:number-columns-repeated="2" office:value-type="float" office:value="450">
            <text:p>4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シバブ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バインドボイ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ポイズ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ポイズダイン</text:p>
          </table:table-cell>
          <table:table-cell table:number-columns-repeated="5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毒ガスブレス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混濁の瘴気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毒ガス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パララアイ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パララ・ウェブ</text:p>
          </table:table-cell>
          <table:table-cell table:number-columns-repeated="5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パララ・ウェブ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神経ガス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アラクノワイヤー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ニューロクランチ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マイ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マイトマ</text:p>
          </table:table-cell>
          <table:table-cell office:value-type="string">
            <text:p>マイトダイン</text:p>
          </table:table-cell>
          <table:table-cell table:number-columns-repeated="4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マイト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マイトブレス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バイツァ・ダスト</text:p>
          </table:table-cell>
          <table:table-cell table:number-columns-repeated="5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バイツァ・ダスト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シャッフラ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マカジャ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マカジャマオン</text:p>
          </table:table-cell>
          <table:table-cell table:number-columns-repeated="5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魔界の調べ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神経</text:p>
          </table:table-cell>
          <table:table-cell office:value-type="string">
            <text:p>特殊</text:p>
          </table:table-cell>
          <table:table-cell office:value-type="string">
            <text:p>神経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死神の点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神経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ソウルバランス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特殊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パララダ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マイトダ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ポイズダ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バイス・ゴスペ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マカジャマ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デスペルタンゴ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レア</text:p>
          </table:table-cell>
          <table:table-cell office:value-type="string">
            <text:p>状態変化</text:p>
          </table:table-cell>
          <table:table-cell office:value-type="string">
            <text:p>刻印の翼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毒素防御</text:p>
          </table:table-cell>
          <table:table-cell table:number-columns-repeated="2" office:value-type="float" office:value="300">
            <text:p>300</text:p>
          </table:table-cell>
          <table:table-cell office:value-type="float" office:value="9999">
            <text:p>9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氷結</text:p>
          </table:table-cell>
          <table:table-cell office:value-type="string">
            <text:p>状態変化</text:p>
          </table:table-cell>
          <table:table-cell office:value-type="string">
            <text:p>悪魔のウィン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神経</text:p>
          </table:table-cell>
          <table:table-cell office:value-type="string">
            <text:p>攻撃</text:p>
          </table:table-cell>
          <table:table-cell office:value-type="string">
            <text:p>Burn my Dread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神経</text:p>
          </table:table-cell>
          <table:table-cell office:value-type="string">
            <text:p>状態変化</text:p>
          </table:table-cell>
          <table:table-cell office:value-type="string">
            <text:p>イビル・トラン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BOMB</text:p>
          </table:table-cell>
          <table:table-cell office:value-type="string">
            <text:p>神経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ハピル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ハッピーステップ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バリアントダンス</text:p>
          </table:table-cell>
          <table:table-cell table:number-columns-repeated="5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高揚の歌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バリアントダン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デルタ・プープラ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マリンカ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セクシーダン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ファイナルヌード</text:p>
          </table:table-cell>
          <table:table-cell table:number-columns-repeated="5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キャンディボイ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1">
            <text:p>11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ファイナルヌー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プリンパ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テンタラフー</text:p>
          </table:table-cell>
          <table:table-cell office:value-type="string">
            <text:p>プリンパダイン</text:p>
          </table:table-cell>
          <table:table-cell table:number-columns-repeated="4"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ドルミナ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">
            <text:p>4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催眠波</text:p>
          </table:table-cell>
          <table:table-cell table:number-columns-repeated="5"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子守唄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パニックボイス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永眠の誘い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電撃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テンタラフー</text:p>
          </table:table-cell>
          <table:table-cell table:number-columns-repeated="2" office:value-type="float" office:value="175">
            <text:p>17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誘惑の霧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催眠波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女帝のリビドー</text:p>
          </table:table-cell>
          <table:table-cell table:number-columns-repeated="2" office:value-type="float" office:value="170">
            <text:p>17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ブレインバースト</text:p>
          </table:table-cell>
          <table:table-cell table:number-columns-repeated="2" office:value-type="float" office:value="240">
            <text:p>24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精神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精神</text:p>
          </table:table-cell>
          <table:table-cell office:value-type="string">
            <text:p>攻撃</text:p>
          </table:table-cell>
          <table:table-cell office:value-type="string">
            <text:p>プリンパダイン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精神</text:p>
          </table:table-cell>
          <table:table-cell office:value-type="string">
            <text:p>攻撃</text:p>
          </table:table-cell>
          <table:table-cell office:value-type="string">
            <text:p>トライアングル・ナイトメア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精神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電撃</text:p>
          </table:table-cell>
          <table:table-cell office:value-type="string">
            <text:p>状態変化</text:p>
          </table:table-cell>
          <table:table-cell office:value-type="string">
            <text:p>天使のスマイ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精神</text:p>
          </table:table-cell>
          <table:table-cell office:value-type="string">
            <text:p>攻撃</text:p>
          </table:table-cell>
          <table:table-cell office:value-type="string">
            <text:p>淫魔の乱舞</text:p>
          </table:table-cell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office:value-type="string">
            <text:p>2-5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精神</text:p>
          </table:table-cell>
          <table:table-cell office:value-type="string">
            <text:p>特殊</text:p>
          </table:table-cell>
          <table:table-cell office:value-type="string">
            <text:p>鼓動の魔法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1">
            <text:p>71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精神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Nocturne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8">
            <text:p>38</text:p>
          </table:table-cell>
          <table:table-cell office:value-type="string">
            <text:p>敵</text:p>
          </table:table-cell>
          <table:table-cell office:value-type="string">
            <text:p>PALYZE</text:p>
          </table:table-cell>
          <table:table-cell office:value-type="string">
            <text:p>精神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精神</text:p>
          </table:table-cell>
          <table:table-cell office:value-type="string">
            <text:p>状態変化</text:p>
          </table:table-cell>
          <table:table-cell office:value-type="string">
            <text:p>パニッシュメント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地変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ハン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マハンマ</text:p>
          </table:table-cell>
          <table:table-cell office:value-type="string">
            <text:p>ハマオン</text:p>
          </table:table-cell>
          <table:table-cell table:number-columns-repeated="4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マハンマ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破魔の雷光</text:p>
          </table:table-cell>
          <table:table-cell office:value-type="string">
            <text:p>マハンマオン</text:p>
          </table:table-cell>
          <table:table-cell table:number-columns-repeated="4"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破魔の雷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穢れ無き威光</text:p>
          </table:table-cell>
          <table:table-cell table:number-columns-repeated="5"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光の裁き</text:p>
          </table:table-cell>
          <table:table-cell table:number-columns-repeated="2" office:value-type="float" office:value="245">
            <text:p>245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光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ハマ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マハンマオン</text:p>
          </table:table-cell>
          <table:table-cell table:number-columns-repeated="5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マハンマ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8">
            <text:p>28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穢れ無き威光</text:p>
          </table:table-cell>
          <table:table-cell table:number-columns-repeated="5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穢れ無き威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アルファブラスタ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セラフィックロア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コウガオン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コウハ</text:p>
          </table:table-cell>
          <table:table-cell table:number-columns-repeated="2" office:value-type="float" office:value="95">
            <text:p>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バイコウハ</text:p>
          </table:table-cell>
          <table:table-cell office:value-type="string">
            <text:p>マハコウハ</text:p>
          </table:table-cell>
          <table:table-cell table:number-columns-repeated="4"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バイコウハ</text:p>
          </table:table-cell>
          <table:table-cell table:number-columns-repeated="2" office:value-type="float" office:value="170">
            <text:p>17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マハコウハ</text:p>
          </table:table-cell>
          <table:table-cell office:value-type="string">
            <text:p>コウガオン</text:p>
          </table:table-cell>
          <table:table-cell table:number-columns-repeated="4"/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マハコウハ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マハンマオン</text:p>
          </table:table-cell>
          <table:table-cell table:number-columns-repeated="5"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フレアライト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天中殺</text:p>
          </table:table-cell>
          <table:table-cell table:number-columns-repeated="5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天中殺</text:p>
          </table:table-cell>
          <table:table-cell table:number-columns-repeated="2" office:value-type="float" office:value="240">
            <text:p>24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8">
            <text:p>1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破魔</text:p>
          </table:table-cell>
          <table:table-cell office:value-type="string">
            <text:p>状態変化</text:p>
          </table:table-cell>
          <table:table-cell office:value-type="string">
            <text:p>回転説法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ニルヴァーナ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ゴッドアロー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破邪の光弾</text:p>
          </table:table-cell>
          <table:table-cell table:number-columns-repeated="2" office:value-type="float" office:value="245">
            <text:p>24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セイントアタック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ライトスピア</text:p>
          </table:table-cell>
          <table:table-cell table:number-columns-repeated="5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ライトスピア</text:p>
          </table:table-cell>
          <table:table-cell office:value-type="float" office:value="145">
            <text:p>145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ライトブラスト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ゴッドハンド</text:p>
          </table:table-cell>
          <table:table-cell table:number-columns-repeated="5"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ゴッドハンド</text:p>
          </table:table-cell>
          <table:table-cell table:number-columns-repeated="2" office:value-type="float" office:value="245">
            <text:p>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デルタフォース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水撃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裁きの雷火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破魔</text:p>
          </table:table-cell>
          <table:table-cell office:value-type="string">
            <text:p>特殊</text:p>
          </table:table-cell>
          <table:table-cell office:value-type="string">
            <text:p>破魔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破魔</text:p>
          </table:table-cell>
          <table:table-cell office:value-type="string">
            <text:p>攻撃</text:p>
          </table:table-cell>
          <table:table-cell office:value-type="string">
            <text:p>九字切り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神経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ム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マハムド</text:p>
          </table:table-cell>
          <table:table-cell office:value-type="string">
            <text:p>ムドオン</text:p>
          </table:table-cell>
          <table:table-cell table:number-columns-repeated="4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マハムド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丑の刻参り</text:p>
          </table:table-cell>
          <table:table-cell office:value-type="string">
            <text:p>マハムドオン</text:p>
          </table:table-cell>
          <table:table-cell table:number-columns-repeated="4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丑の刻参り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千年の呪怨</text:p>
          </table:table-cell>
          <table:table-cell table:number-columns-repeated="5"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ペトラアイ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呪殺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ヘルズアイ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闇の審判</text:p>
          </table:table-cell>
          <table:table-cell table:number-columns-repeated="2" office:value-type="float" office:value="245">
            <text:p>245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不滅の黒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死んでくれる？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レア</text:p>
          </table:table-cell>
          <table:table-cell office:value-type="string">
            <text:p>攻撃</text:p>
          </table:table-cell>
          <table:table-cell office:value-type="string">
            <text:p>暗黒ヤング伝説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闇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吸血瘴気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ムド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マハムドオン</text:p>
          </table:table-cell>
          <table:table-cell table:number-columns-repeated="5"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マハムド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8">
            <text:p>28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千年の呪怨</text:p>
          </table:table-cell>
          <table:table-cell table:number-columns-repeated="5"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呪殺</text:p>
          </table:table-cell>
          <table:table-cell office:value-type="string">
            <text:p>状態変化</text:p>
          </table:table-cell>
          <table:table-cell office:value-type="string">
            <text:p>千年の呪怨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オメガクラスタ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エイハ</text:p>
          </table:table-cell>
          <table:table-cell table:number-columns-repeated="2" office:value-type="float" office:value="95">
            <text:p>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バイエイハ</text:p>
          </table:table-cell>
          <table:table-cell office:value-type="string">
            <text:p>マハエイハ</text:p>
          </table:table-cell>
          <table:table-cell table:number-columns-repeated="4"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バイエイハ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マハエイハ</text:p>
          </table:table-cell>
          <table:table-cell office:value-type="string">
            <text:p>エイガオン</text:p>
          </table:table-cell>
          <table:table-cell table:number-columns-repeated="4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マハエイハ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マハムドオン</text:p>
          </table:table-cell>
          <table:table-cell table:number-columns-repeated="5"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カオスエレメント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エイガオン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呪殺</text:p>
          </table:table-cell>
          <table:table-cell office:value-type="string">
            <text:p>特殊</text:p>
          </table:table-cell>
          <table:table-cell office:value-type="string">
            <text:p>呪殺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ドムディ</text:p>
          </table:table-cell>
          <table:table-cell table:number-columns-repeated="2" office:value-type="float" office:value="130">
            <text:p>13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デスブレス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呪殺</text:p>
          </table:table-cell>
          <table:table-cell office:value-type="string">
            <text:p>攻撃</text:p>
          </table:table-cell>
          <table:table-cell office:value-type="string">
            <text:p>テトラプリズン</text:p>
          </table:table-cell>
          <table:table-cell table:number-columns-repeated="2"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疾風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グナ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マグナス</text:p>
          </table:table-cell>
          <table:table-cell office:value-type="string">
            <text:p>マハ・マグナ</text:p>
          </table:table-cell>
          <table:table-cell table:number-columns-repeated="4"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グナス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マグダイン</text:p>
          </table:table-cell>
          <table:table-cell office:value-type="string">
            <text:p>マハ・マグナス</text:p>
          </table:table-cell>
          <table:table-cell table:number-columns-repeated="4"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グ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マグダイン</text:p>
          </table:table-cell>
          <table:table-cell table:number-columns-repeated="5"/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ハ・マグナ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マグナス</text:p>
          </table:table-cell>
          <table:table-cell table:number-columns-repeated="5"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ハ・マグナス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マグダイン</text:p>
          </table:table-cell>
          <table:table-cell table:number-columns-repeated="5"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マハ・マグ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暗黒マハ・マグナ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大地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大地の怒り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ティタノマキア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地獄降ろし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極楽降ろし</text:p>
          </table:table-cell>
          <table:table-cell table:number-columns-repeated="5"/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極楽降ろし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レア</text:p>
          </table:table-cell>
          <table:table-cell office:value-type="string">
            <text:p>攻撃</text:p>
          </table:table-cell>
          <table:table-cell office:value-type="string">
            <text:p>四神召喚・玄武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1">
            <text:p>2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アースブレイク</text:p>
          </table:table-cell>
          <table:table-cell table:number-columns-repeated="2" office:value-type="float" office:value="190">
            <text:p>19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ガイアブレイク</text:p>
          </table:table-cell>
          <table:table-cell table:number-columns-repeated="5"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ガイアブレイ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ギガントマキア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フォーミーラバー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闇のフォーミーラバー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地変</text:p>
          </table:table-cell>
          <table:table-cell office:value-type="string">
            <text:p>特殊</text:p>
          </table:table-cell>
          <table:table-cell office:value-type="string">
            <text:p>地変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地変</text:p>
          </table:table-cell>
          <table:table-cell office:value-type="string">
            <text:p>攻撃</text:p>
          </table:table-cell>
          <table:table-cell office:value-type="string">
            <text:p>カンタレラ料理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">
            <text:p>9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精神</text:p>
          </table:table-cell>
          <table:table-cell office:value-type="string">
            <text:p>攻撃</text:p>
          </table:table-cell>
          <table:table-cell office:value-type="string">
            <text:p>ダムナティオ・メモリアエ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アクア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アクエス</text:p>
          </table:table-cell>
          <table:table-cell office:value-type="string">
            <text:p>マハ・アクア</text:p>
          </table:table-cell>
          <table:table-cell table:number-columns-repeated="4"/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アクエス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アクアダイン</text:p>
          </table:table-cell>
          <table:table-cell office:value-type="string">
            <text:p>マハ・アクエス</text:p>
          </table:table-cell>
          <table:table-cell table:number-columns-repeated="4"/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アクア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アクダイン</text:p>
          </table:table-cell>
          <table:table-cell table:number-columns-repeated="5"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マハ・アクア</text:p>
          </table:table-cell>
          <table:table-cell table:number-columns-repeated="2" office:value-type="float" office:value="140">
            <text:p>14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アクエス</text:p>
          </table:table-cell>
          <table:table-cell table:number-columns-repeated="5"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マハ・アクエス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アクダイン</text:p>
          </table:table-cell>
          <table:table-cell table:number-columns-repeated="5"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マハ・アク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アシッドレイン</text:p>
          </table:table-cell>
          <table:table-cell table:number-columns-repeated="2" office:value-type="float" office:value="145">
            <text:p>14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フィアトレント</text:p>
          </table:table-cell>
          <table:table-cell table:number-columns-repeated="2" office:value-type="float" office:value="290">
            <text:p>29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アクアリータイド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暗黒マハ・アクエス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3">
            <text:p>1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スプラッシュレイ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ミズキリ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ヴェイパーボム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ブラッディレイン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血のハネムーン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剛の波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柔の波</text:p>
          </table:table-cell>
          <table:table-cell table:number-columns-repeated="5"/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柔の波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水撃</text:p>
          </table:table-cell>
          <table:table-cell office:value-type="string">
            <text:p>攻撃</text:p>
          </table:table-cell>
          <table:table-cell office:value-type="string">
            <text:p>血のディポーズ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水撃</text:p>
          </table:table-cell>
          <table:table-cell office:value-type="string">
            <text:p>特殊</text:p>
          </table:table-cell>
          <table:table-cell office:value-type="string">
            <text:p>水撃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ガル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ガルーラ</text:p>
          </table:table-cell>
          <table:table-cell office:value-type="string">
            <text:p>マハ・ガル</text:p>
          </table:table-cell>
          <table:table-cell table:number-columns-repeated="4"/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ガルーラ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ガルダイン</text:p>
          </table:table-cell>
          <table:table-cell office:value-type="string">
            <text:p>マハ・ガルーラ</text:p>
          </table:table-cell>
          <table:table-cell table:number-columns-repeated="4"/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ガル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ガルダイン</text:p>
          </table:table-cell>
          <table:table-cell table:number-columns-repeated="5"/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マハ・ガル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ガルーラ</text:p>
          </table:table-cell>
          <table:table-cell table:number-columns-repeated="5"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マハ・ガルーラ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ガルダイン</text:p>
          </table:table-cell>
          <table:table-cell table:number-columns-repeated="5"/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マハ・ガル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大気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旋風陣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ヒトコト大風</text:p>
          </table:table-cell>
          <table:table-cell table:number-columns-repeated="2" office:value-type="float" office:value="305">
            <text:p>3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ペクヨン旋風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">
            <text:p>7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天の旋風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地の烈風</text:p>
          </table:table-cell>
          <table:table-cell table:number-columns-repeated="5"/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地の烈風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四神召喚・白虎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1">
            <text:p>2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真空刃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クロスフォーチュン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万能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ツインクルネビュラ</text:p>
          </table:table-cell>
          <table:table-cell table:number-columns-repeated="2" office:value-type="float" office:value="420">
            <text:p>4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妖花烈風</text:p>
          </table:table-cell>
          <table:table-cell table:number-columns-repeated="2" office:value-type="float" office:value="324">
            <text:p>3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万能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テラーフォーチュン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万能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万物流転</text:p>
          </table:table-cell>
          <table:table-cell table:number-columns-repeated="2" office:value-type="float" office:value="500">
            <text:p>5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8">
            <text:p>2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神空波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2">
            <text:p>7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疾風</text:p>
          </table:table-cell>
          <table:table-cell office:value-type="string">
            <text:p>特殊</text:p>
          </table:table-cell>
          <table:table-cell office:value-type="string">
            <text:p>疾風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疾風</text:p>
          </table:table-cell>
          <table:table-cell office:value-type="string">
            <text:p>攻撃</text:p>
          </table:table-cell>
          <table:table-cell office:value-type="string">
            <text:p>キミの記憶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HAPPY</text:p>
          </table:table-cell>
          <table:table-cell office:value-type="string">
            <text:p>万能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ハイパー・フェザー☆シュート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グライ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グライバ</text:p>
          </table:table-cell>
          <table:table-cell office:value-type="string">
            <text:p>マハ・グライ</text:p>
          </table:table-cell>
          <table:table-cell table:number-columns-repeated="4"/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グライバ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グラダイン</text:p>
          </table:table-cell>
          <table:table-cell office:value-type="string">
            <text:p>マハ・グライバ</text:p>
          </table:table-cell>
          <table:table-cell table:number-columns-repeated="4"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グラダイ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グラダイン</text:p>
          </table:table-cell>
          <table:table-cell table:number-columns-repeated="5"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マハ・グライ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・グライバ</text:p>
          </table:table-cell>
          <table:table-cell table:number-columns-repeated="5"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マハ・グライバ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・グラダイン</text:p>
          </table:table-cell>
          <table:table-cell table:number-columns-repeated="5"/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マハ・グラダイ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の壁</text:p>
          </table:table-cell>
          <table:table-cell table:number-columns-repeated="2"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グラビティマイン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ダムド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地変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ダムドーラ</text:p>
          </table:table-cell>
          <table:table-cell table:number-columns-repeated="5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ダムドーラ</text:p>
          </table:table-cell>
          <table:table-cell table:number-columns-repeated="2" office:value-type="float" office:value="175">
            <text:p>17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地変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ダムドラオン</text:p>
          </table:table-cell>
          <table:table-cell table:number-columns-repeated="5"/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ダムドラオン</text:p>
          </table:table-cell>
          <table:table-cell table:number-columns-repeated="2" office:value-type="float" office:value="270">
            <text:p>27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office:value-type="string">
            <text:p>SHOCK</text:p>
          </table:table-cell>
          <table:table-cell office:value-type="string">
            <text:p>地変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ダークスピア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七星降天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ハイプレッシャー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スペルグルーム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重力</text:p>
          </table:table-cell>
          <table:table-cell office:value-type="string">
            <text:p>特殊</text:p>
          </table:table-cell>
          <table:table-cell office:value-type="string">
            <text:p>重力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Mass Destruction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重力</text:p>
          </table:table-cell>
          <table:table-cell office:value-type="string">
            <text:p>攻撃</text:p>
          </table:table-cell>
          <table:table-cell office:value-type="string">
            <text:p>♪まだダメよ♪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フレイ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フレイラ</text:p>
          </table:table-cell>
          <table:table-cell table:number-columns-repeated="5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フレイラ</text:p>
          </table:table-cell>
          <table:table-cell table:number-columns-repeated="2"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4">
            <text:p>1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フレイダイン</text:p>
          </table:table-cell>
          <table:table-cell table:number-columns-repeated="5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フレイダイン</text:p>
          </table:table-cell>
          <table:table-cell table:number-columns-repeated="2" office:value-type="float" office:value="295">
            <text:p>2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ヒートカイザー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9">
            <text:p>2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ニュークリアミサイル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ギガ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">
            <text:p>3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ギガオン</text:p>
          </table:table-cell>
          <table:table-cell office:value-type="string">
            <text:p>マハギーガ</text:p>
          </table:table-cell>
          <table:table-cell table:number-columns-repeated="4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ギガオン</text:p>
          </table:table-cell>
          <table:table-cell table:number-columns-repeated="2" office:value-type="float" office:value="235">
            <text:p>2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ギガリオン</text:p>
          </table:table-cell>
          <table:table-cell office:value-type="string">
            <text:p>マハギガオン</text:p>
          </table:table-cell>
          <table:table-cell table:number-columns-repeated="4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ギガリオン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ギガリオン</text:p>
          </table:table-cell>
          <table:table-cell table:number-columns-repeated="5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マハギーガ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">
            <text:p>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マハギガオン</text:p>
          </table:table-cell>
          <table:table-cell table:number-columns-repeated="5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マハギガオン</text:p>
          </table:table-cell>
          <table:table-cell table:number-columns-repeated="2" office:value-type="float" office:value="210">
            <text:p>2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マハギガリオン</text:p>
          </table:table-cell>
          <table:table-cell table:number-columns-repeated="5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マハギガリオン</text:p>
          </table:table-cell>
          <table:table-cell table:number-columns-repeated="2" office:value-type="float" office:value="305">
            <text:p>3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フラッシュボム</text:p>
          </table:table-cell>
          <table:table-cell table:number-columns-repeated="2" office:value-type="float" office:value="180">
            <text:p>18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24">
            <text:p>2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コズミックフレア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アステロイドボム</text:p>
          </table:table-cell>
          <table:table-cell table:number-columns-repeated="2" office:value-type="float" office:value="550">
            <text:p>5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ウルトラフレイラ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ノヴァサイザー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灼熱の花</text:p>
          </table:table-cell>
          <table:table-cell table:number-columns-repeated="2" office:value-type="float" office:value="345">
            <text:p>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5">
            <text:p>25</text:p>
          </table:table-cell>
          <table:table-cell office:value-type="string">
            <text:p>場全体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核熱</text:p>
          </table:table-cell>
          <table:table-cell office:value-type="string">
            <text:p>攻撃</text:p>
          </table:table-cell>
          <table:table-cell office:value-type="string">
            <text:p>ダークノヴァサイザー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ガードキル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ガードブレ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5">
            <text:p>5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ブレイク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リフレクト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ドレイン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核熱</text:p>
          </table:table-cell>
          <table:table-cell office:value-type="string">
            <text:p>特殊</text:p>
          </table:table-cell>
          <table:table-cell office:value-type="string">
            <text:p>核熱アタッカ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</text:p>
          </table:table-cell>
          <table:table-cell table:number-columns-repeated="2" office:value-type="float" office:value="220">
            <text:p>2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メギドラ</text:p>
          </table:table-cell>
          <table:table-cell table:number-columns-repeated="5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ラ</text:p>
          </table:table-cell>
          <table:table-cell table:number-columns-repeated="2" office:value-type="float" office:value="295">
            <text:p>29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メギドラオン</text:p>
          </table:table-cell>
          <table:table-cell table:number-columns-repeated="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ラオン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ラダイン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自爆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玉砕破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玉砕破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バイナルストライク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特殊</text:p>
          </table:table-cell>
          <table:table-cell office:value-type="string">
            <text:p>CURSE</text:p>
          </table:table-cell>
          <table:table-cell office:value-type="string">
            <text:p>破魔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大いなるロゴス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0">
            <text:p>7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・アーク</text:p>
          </table:table-cell>
          <table:table-cell table:number-columns-repeated="2" office:value-type="float" office:value="600">
            <text:p>6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潜在特殊</text:p>
          </table:table-cell>
          <table:table-cell table:number-columns-repeated="2" office:value-type="float" office:value="410">
            <text:p>41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メギドラオン</text:p>
          </table:table-cell>
          <table:table-cell table:number-columns-repeated="5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ネクロ・ドグマ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5">
            <text:p>1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メギドクロス</text:p>
          </table:table-cell>
          <table:table-cell office:value-type="float" office:value="210">
            <text:p>210</text:p>
          </table:table-cell>
          <table:table-cell office:value-type="float" office:value="420">
            <text:p>42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吸血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中</text:p>
          </table:table-cell>
          <table:table-cell office:value-type="string">
            <text:p>魔法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P・ランチャーE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P・ランチャーW</text:p>
          </table:table-cell>
          <table:table-cell office:value-type="float" office:value="215">
            <text:p>215</text:p>
          </table:table-cell>
          <table:table-cell office:value-type="float" office:value="860">
            <text:p>860</text:p>
          </table:table-cell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P・ランチャーX</text:p>
          </table:table-cell>
          <table:table-cell table:number-columns-repeated="2" office:value-type="float" office:value="350">
            <text:p>3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N・ブラスター</text:p>
          </table:table-cell>
          <table:table-cell table:number-columns-repeated="2" office:value-type="float" office:value="220">
            <text:p>22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">
            <text:p>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56億7千万の掌</text:p>
          </table:table-cell>
          <table:table-cell table:number-columns-repeated="2"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二億四千万の悪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6">
            <text:p>36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満月の女王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超メギド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ジャッジメント</text:p>
          </table:table-cell>
          <table:table-cell table:number-columns-repeated="2" office:value-type="float" office:value="485">
            <text:p>485</text:p>
          </table:table-cell>
          <table:table-cell office:value-type="float" office:value="9999">
            <text:p>9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5">
            <text:p>6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天罰</text:p>
          </table:table-cell>
          <table:table-cell table:number-columns-repeated="2" office:value-type="float" office:value="485">
            <text:p>485</text:p>
          </table:table-cell>
          <table:table-cell office:value-type="float" office:value="9999">
            <text:p>999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5">
            <text:p>65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クレセントミラー</text:p>
          </table:table-cell>
          <table:table-cell table:number-columns-repeated="2" office:value-type="float" office:value="370">
            <text:p>3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万能</text:p>
          </table:table-cell>
          <table:table-cell office:value-type="string">
            <text:p>特殊</text:p>
          </table:table-cell>
          <table:table-cell office:value-type="string">
            <text:p>不幸のフラダンス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運命の車輪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スペクトラフォース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這い寄る混沌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刻の車輪</text:p>
          </table:table-cell>
          <table:table-cell table:number-columns-repeated="2" office:value-type="float" office:value="330">
            <text:p>3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ジライヤ乱舞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的殺</text:p>
          </table:table-cell>
          <table:table-cell table:number-columns-repeated="2" office:value-type="float" office:value="325">
            <text:p>32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17">
            <text:p>17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ＪＯＫＥＲ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味方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万魔の乱舞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80">
            <text:p>80</text:p>
          </table:table-cell>
          <table:table-cell office:value-type="string">
            <text:p>2-8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2">
            <text:p>4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マルチディメンショ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アナザディメンショ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2">
            <text:p>32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ＳＴＯＮＥ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office:value-type="string">
            <text:p>STONE</text:p>
          </table:table-cell>
          <table:table-cell office:value-type="string">
            <text:p>万能</text:p>
          </table:table-cell>
          <table:table-cell office:value-type="float" office:value="999">
            <text:p>999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毒の光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5">
            <text:p>45</text:p>
          </table:table-cell>
          <table:table-cell office:value-type="string">
            <text:p>敵</text:p>
          </table:table-cell>
          <table:table-cell office:value-type="string">
            <text:p>POISON</text:p>
          </table:table-cell>
          <table:table-cell office:value-type="string">
            <text:p>神経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七色煉獄波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0">
            <text:p>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百花繚乱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バタフライストーム</text:p>
          </table:table-cell>
          <table:table-cell table:number-columns-repeated="2" office:value-type="float" office:value="460">
            <text:p>4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">
            <text:p>1</text:p>
          </table:table-cell>
          <table:table-cell office:value-type="string">
            <text:p>敵</text:p>
          </table:table-cell>
          <table:table-cell office:value-type="string">
            <text:p>PANIC</text:p>
          </table:table-cell>
          <table:table-cell office:value-type="string">
            <text:p>精神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ドルフィンキック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office:value-type="string">
            <text:p>CURSE</text:p>
          </table:table-cell>
          <table:table-cell office:value-type="string">
            <text:p>破魔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聖王光臨剣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5">
            <text:p>2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破魔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ジハード</text:p>
          </table:table-cell>
          <table:table-cell table:number-columns-repeated="2" office:value-type="float" office:value="495">
            <text:p>4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0">
            <text:p>8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7">
            <text:p>1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万能</text:p>
          </table:table-cell>
          <table:table-cell office:value-type="string">
            <text:p>特殊</text:p>
          </table:table-cell>
          <table:table-cell office:value-type="string">
            <text:p>マッカビーム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三界輪廻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99">
            <text:p>99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6">
            <text:p>1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ブラフマーストラ</text:p>
          </table:table-cell>
          <table:table-cell table:number-columns-repeated="2" office:value-type="float" office:value="465">
            <text:p>465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string">
            <text:p>HP35％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螺旋の蛇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2">
            <text:p>4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万能</text:p>
          </table:table-cell>
          <table:table-cell office:value-type="string">
            <text:p>特殊</text:p>
          </table:table-cell>
          <table:table-cell office:value-type="string">
            <text:p>ハテナ・ボックス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0">
            <text:p>0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夜の女王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なし</text:p>
          </table:table-cell>
          <table:table-cell office:value-type="string">
            <text:p>敵</text:p>
          </table:table-cell>
          <table:table-cell office:value-type="string">
            <text:p>SLEEP</text:p>
          </table:table-cell>
          <table:table-cell office:value-type="string">
            <text:p>万能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原初の暗黒</text:p>
          </table:table-cell>
          <table:table-cell table:number-columns-repeated="2" office:value-type="float" office:value="204">
            <text:p>204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聖櫃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イクリプスミラー</text:p>
          </table:table-cell>
          <table:table-cell table:number-columns-repeated="2" office:value-type="float" office:value="370">
            <text:p>3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FREEZE</text:p>
          </table:table-cell>
          <table:table-cell office:value-type="string">
            <text:p>氷結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喰らいつき</text:p>
          </table:table-cell>
          <table:table-cell table:number-columns-repeated="2"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">
            <text:p>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喰い散らし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3-5</text:p>
          </table:table-cell>
          <table:table-cell office:value-type="float" office:value="2">
            <text:p>2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喰いちぎり</text:p>
          </table:table-cell>
          <table:table-cell table:number-columns-repeated="3"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">
            <text:p>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暴飲暴食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6">
            <text:p>1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鬼喰い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12">
            <text:p>1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大嘗祭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最後の晩餐</text:p>
          </table:table-cell>
          <table:table-cell table:number-columns-repeated="2" office:value-type="float" office:value="160">
            <text:p>16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万魔の一撃</text:p>
          </table:table-cell>
          <table:table-cell table:number-columns-repeated="2" office:value-type="float" office:value="420">
            <text:p>4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4">
            <text:p>34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アゲンストペイン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0">
            <text:p>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妬みの暴圧</text:p>
          </table:table-cell>
          <table:table-cell table:number-columns-repeated="2" office:value-type="float" office:value="751">
            <text:p>7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0">
            <text:p>8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砂漠の風</text:p>
          </table:table-cell>
          <table:table-cell table:number-columns-repeated="2" office:value-type="float" office:value="250">
            <text:p>25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0">
            <text:p>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色即是空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神経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終わる世界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汚れに満ちた金の杯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6">
            <text:p>66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沈黙のささやき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2">
            <text:p>52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万能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ペストクロップ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26">
            <text:p>26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瞑想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22">
            <text:p>22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邪神の蛮声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1">
            <text:p>11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78">
            <text:p>2078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魔緑のラッパ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敵味方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string">
            <text:p>HP17％</text:p>
          </table:table-cell>
          <table:table-cell office:value-type="string">
            <text:p>場全体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死蠅の葬列</text:p>
          </table:table-cell>
          <table:table-cell table:number-columns-repeated="2" office:value-type="float" office:value="450">
            <text:p>450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75">
            <text:p>75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呪殺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シナイの神火</text:p>
          </table:table-cell>
          <table:table-cell office:value-type="float" office:value="340">
            <text:p>340</text:p>
          </table:table-cell>
          <table:table-cell office:value-type="float" office:value="850">
            <text:p>850</text:p>
          </table:table-cell>
          <table:table-cell office:value-type="float" office:value="90">
            <text:p>90</text:p>
          </table:table-cell>
          <table:table-cell office:value-type="string">
            <text:p>2-5</text:p>
          </table:table-cell>
          <table:table-cell office:value-type="float" office:value="3">
            <text:p>3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王の中の王</text:p>
          </table:table-cell>
          <table:table-cell table:number-columns-repeated="2" office:value-type="float" office:value="350">
            <text:p>35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精神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初めに闇ありき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0">
            <text:p>100</text:p>
          </table:table-cell>
          <table:table-cell office:value-type="string">
            <text:p>敵</text:p>
          </table:table-cell>
          <table:table-cell office:value-type="string">
            <text:p>CLOSE</text:p>
          </table:table-cell>
          <table:table-cell office:value-type="string">
            <text:p>精神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083">
            <text:p>208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9999メギドラオン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明けの明星</text:p>
          </table:table-cell>
          <table:table-cell table:number-columns-repeated="2" office:value-type="float" office:value="525">
            <text:p>5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0">
            <text:p>12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7">
            <text:p>1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飛具</text:p>
          </table:table-cell>
          <table:table-cell office:value-type="string">
            <text:p>攻撃</text:p>
          </table:table-cell>
          <table:table-cell office:value-type="string">
            <text:p>ブリューナク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神の悪意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CHARM</text:p>
          </table:table-cell>
          <table:table-cell office:value-type="string">
            <text:p>精神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四大召喚</text:p>
          </table:table-cell>
          <table:table-cell office:value-type="float" office:value="240">
            <text:p>240</text:p>
          </table:table-cell>
          <table:table-cell office:value-type="float" office:value="960">
            <text:p>9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0">
            <text:p>8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神罰代行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0">
            <text:p>1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即決異端審問会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万能</text:p>
          </table:table-cell>
          <table:table-cell office:value-type="string">
            <text:p>状態変化</text:p>
          </table:table-cell>
          <table:table-cell office:value-type="string">
            <text:p>鬼遣らい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128">
            <text:p>128</text:p>
          </table:table-cell>
          <table:table-cell office:value-type="string">
            <text:p>敵</text:p>
          </table:table-cell>
          <table:table-cell office:value-type="string">
            <text:p>DYING</text:p>
          </table:table-cell>
          <table:table-cell office:value-type="string">
            <text:p>万能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チャリオット</text:p>
          </table:table-cell>
          <table:table-cell table:number-columns-repeated="2" office:value-type="float" office:value="420">
            <text:p>4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60">
            <text:p>6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レア</text:p>
          </table:table-cell>
          <table:table-cell office:value-type="string">
            <text:p>攻撃</text:p>
          </table:table-cell>
          <table:table-cell office:value-type="string">
            <text:p>禁忌の肝抉り刃</text:p>
          </table:table-cell>
          <table:table-cell table:number-columns-repeated="2" office:value-type="float" office:value="420">
            <text:p>42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近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万魔調伏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近</text:p>
          </table:table-cell>
          <table:table-cell office:value-type="string">
            <text:p>魔法</text:p>
          </table:table-cell>
          <table:table-cell office:value-type="float" office:value="35">
            <text:p>35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滅ぼしの歌唱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列</text:p>
          </table:table-cell>
          <table:table-cell office:value-type="string">
            <text:p>遠</text:p>
          </table:table-cell>
          <table:table-cell office:value-type="string">
            <text:p>魔法</text:p>
          </table:table-cell>
          <table:table-cell office:value-type="float" office:value="8">
            <text:p>8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漢の花道</text:p>
          </table:table-cell>
          <table:table-cell table:number-columns-repeated="2"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office:value-type="string">
            <text:p>BIND</text:p>
          </table:table-cell>
          <table:table-cell office:value-type="string">
            <text:p>万能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うちまくり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95">
            <text:p>95</text:p>
          </table:table-cell>
          <table:table-cell office:value-type="string">
            <text:p>4-12</text:p>
          </table:table-cell>
          <table:table-cell office:value-type="float" office:value="8">
            <text:p>8</text:p>
          </table:table-cell>
          <table:table-cell office:value-type="string">
            <text:p>全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極光大破斬</text:p>
          </table:table-cell>
          <table:table-cell office:value-type="float" office:value="220">
            <text:p>220</text:p>
          </table:table-cell>
          <table:table-cell office:value-type="float" office:value="660">
            <text:p>6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列</text:p>
          </table:table-cell>
          <table:table-cell office:value-type="string">
            <text:p>中</text:p>
          </table:table-cell>
          <table:table-cell office:value-type="string">
            <text:p>物理</text:p>
          </table:table-cell>
          <table:table-cell office:value-type="float" office:value="30">
            <text:p>3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万能</text:p>
          </table:table-cell>
          <table:table-cell office:value-type="string">
            <text:p>攻撃</text:p>
          </table:table-cell>
          <table:table-cell office:value-type="string">
            <text:p>至高の魔弾・人修羅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単体</text:p>
          </table:table-cell>
          <table:table-cell office:value-type="string">
            <text:p>遠</text:p>
          </table:table-cell>
          <table:table-cell office:value-type="string">
            <text:p>物理</text:p>
          </table:table-cell>
          <table:table-cell office:value-type="float" office:value="50">
            <text:p>50</text:p>
          </table:table-cell>
          <table:table-cell office:value-type="string">
            <text:p>敵</text:p>
          </table:table-cell>
          <table:table-cell table:number-columns-repeated="3" office:value-type="string">
            <text:p>なし</text:p>
          </table:table-cell>
          <table:table-cell office:value-type="float" office:value="20">
            <text:p>2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一分の活泉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">
            <text:p>2</text:p>
          </table:table-cell>
          <table:table-cell office:value-type="string">
            <text:p>二分の活泉</text:p>
          </table:table-cell>
          <table:table-cell table:number-columns-repeated="5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二分の活泉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三分の活泉</text:p>
          </table:table-cell>
          <table:table-cell table:number-columns-repeated="5"/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三分の活泉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一分の魔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3">
            <text:p>3</text:p>
          </table:table-cell>
          <table:table-cell office:value-type="string">
            <text:p>二分の魔脈</text:p>
          </table:table-cell>
          <table:table-cell table:number-columns-repeated="5"/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二分の魔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三分の魔脈</text:p>
          </table:table-cell>
          <table:table-cell table:number-columns-repeated="5"/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三分の魔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食いしばり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不屈の闘志</text:p>
          </table:table-cell>
          <table:table-cell table:number-columns-repeated="5"/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不屈の闘志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08">
            <text:p>2408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治癒促進(小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09">
            <text:p>2409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治癒促進(中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10">
            <text:p>2410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治癒促進(大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11">
            <text:p>2411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気功(小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12">
            <text:p>2412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気功(中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13">
            <text:p>2413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気功(大)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5">
            <text:p>1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タルカジャオー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ラクカジャオー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マカカジャオー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スクカジャオー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コーチング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アドバイス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貫通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4">
            <text:p>1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永世ライドウ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追撃の心得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7">
            <text:p>7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煌天の会心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静天の会心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ハイパーカウンタ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真・全門耐性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サードアイ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癒しの波動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見覚えの成長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アイテム習熟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0">
            <text:p>1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民俗学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誘惑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4">
            <text:p>4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勝利の雄叫び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3">
            <text:p>23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アルカナシフ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不屈の闘志</text:p>
          </table:table-cell>
          <table:table-cell table:number-columns-repeated="5"/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プリンキピア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0">
            <text:p>0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武道の心得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6">
            <text:p>6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37">
            <text:p>2437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魔術の素養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9">
            <text:p>9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2">
          <table:table-cell office:value-type="float" office:value="2438">
            <text:p>2438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装備知識Lv1</text:p>
          </table:table-cell>
          <table:table-cell table:number-columns-repeated="5"/>
        </table:table-row>
        <table:table-row table:style-name="ro2">
          <table:table-cell office:value-type="float" office:value="2439">
            <text:p>2439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装備知識Lv2</text:p>
          </table:table-cell>
          <table:table-cell table:number-columns-repeated="5"/>
        </table:table-row>
        <table:table-row table:style-name="ro2">
          <table:table-cell office:value-type="float" office:value="2440">
            <text:p>2440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2">
            <text:p>12</text:p>
          </table:table-cell>
          <table:table-cell office:value-type="string">
            <text:p>装備知識Lv3</text:p>
          </table:table-cell>
          <table:table-cell table:number-columns-repeated="5"/>
        </table:table-row>
        <table:table-row table:style-name="ro2">
          <table:table-cell office:value-type="float" office:value="2441">
            <text:p>2441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18">
            <text:p>18</text:p>
          </table:table-cell>
          <table:table-cell office:value-type="string">
            <text:p>装備知識Lv4</text:p>
          </table:table-cell>
          <table:table-cell table:number-columns-repeated="5"/>
        </table:table-row>
        <table:table-row table:style-name="ro2">
          <table:table-cell office:value-type="float" office:value="2442">
            <text:p>2442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25">
            <text:p>25</text:p>
          </table:table-cell>
          <table:table-cell office:value-type="string">
            <text:p>装備知識Lv5</text:p>
          </table:table-cell>
          <table:table-cell table:number-columns-repeated="5"/>
        </table:table-row>
        <table:table-row table:style-name="ro2">
          <table:table-cell office:value-type="float" office:value="2443">
            <text:p>2443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装備知識Lv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35">
            <text:p>35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サマカジャオート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8">
            <text:p>8</text:p>
          </table:table-cell>
          <table:table-cell office:value-type="string">
            <text:p>なし</text:p>
          </table:table-cell>
          <table:table-cell table:number-columns-repeated="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自動効果</text:p>
          </table:table-cell>
          <table:table-cell office:value-type="string">
            <text:p>その他</text:p>
          </table:table-cell>
          <table:table-cell office:value-type="string">
            <text:p>猛勉強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なし</text:p>
          </table:table-cell>
          <table:table-cell office:value-type="string">
            <text:p>特殊</text:p>
          </table:table-cell>
          <table:table-cell table:number-columns-repeated="3" office:value-type="string">
            <text:p>なし</text:p>
          </table:table-cell>
          <table:table-cell office:value-type="float" office:value="5">
            <text:p>5</text:p>
          </table:table-cell>
          <table:table-cell office:value-type="string">
            <text:p>なし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017/11/26</text:date>, <text:time>06:10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﨑 努</meta:initial-creator>
    <meta:creation-date>2017-11-26T05:51:55.98</meta:creation-date>
    <dc:date>2017-11-26T06:10:10.67</dc:date>
    <dc:creator>山﨑 努</dc:creator>
    <meta:editing-duration>PT2M54S</meta:editing-duration>
    <meta:editing-cycles>1</meta:editing-cycles>
    <meta:document-statistic meta:table-count="3" meta:cell-count="17324" meta:object-count="0"/>
    <meta:generator>OpenOffice/4.1.2$Win32 OpenOffice.org_project/412m3$Build-9782</meta:generator>
  </office:meta>
</office:document-meta>
</file>